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text-position="0% 100%"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Guttadauro</text:p>
      <text:p text:style-name="Standard">28160001</text:p>
      <text:p text:style-name="Standard"/>
      <text:p text:style-name="Standard"/>
      <text:p text:style-name="Standard"><text:tab/>For this assignment, I intake strings from a given file, generate a unique key for each set of letters, and use that key to map to a place in a hashtable. If there is an empty spot at the mapping, the word I am inserting is the first of its anagram class. If there is a collision and the unique keys match, the words are anagrams and the word being inserted is added at the tail of a linked list with the original entry at the head. If the keys are not a match, I linearly probe through the array until we find a key match or an open spot, and insert there. When the file I am reading from is empty, we empty the contents of the hashtable to a text file, where each line represents an anagram class. </text:p>
      <text:p text:style-name="Standard"><text:tab/>This solution is correct because every word has a unique key generated for it that can only be matched by a word with the same letters. The function to generate the key substitutes each letter with a <text:s/>prime number, and multiplies them to get a key. This uses the long datatype, which can store numbers between -2<text:span text:style-name="T1">64</text:span><text:span text:style-name="T2"> to 2</text:span><text:span text:style-name="T1">64</text:span><text:span text:style-name="T2">. My algorithm mods any number greater than 2</text:span><text:span text:style-name="T1">63</text:span><text:span text:style-name="T2"> to keep the size down, but also gives a 1/2</text:span><text:span text:style-name="T1">63</text:span><text:span text:style-name="T2"> chance (or &lt; 1.082</text:span><text:span text:style-name="T1">-19</text:span><text:span text:style-name="T2">%) of getting 2 keys that are the same. This is as close to unique as I could get, however is is possible for my algorithm to be incorrect in that instance. In all others, the keys are totally unique and are used to identify the anagrams. </text:span></text:p>
      <text:p text:style-name="Standard"><text:tab/>The program has to step through the file, which takes <text:span text:style-name="T4">n</text:span> time. At each entry, the whole word is traversed to generate the key, which takes <text:span text:style-name="T4">w</text:span> time per entry where <text:span text:style-name="T4">w </text:span><text:span text:style-name="T5"><text:s/>is the amount of letters in each word. The program maps the words to a hashtable as they are being read, where the insert time is constant in the average case, and .89</text:span><text:span text:style-name="T4">n</text:span><text:span text:style-name="T5"> in the worst case. The once the hash table is 90% full, the entries are rehashed to a new table, which would take </text:span><text:span text:style-name="T4">n</text:span><text:span text:style-name="T5"> time. This case is rarely triggered, as the array size is very large. After the hashtable is fully populated, the contents are exported to a textfile, which takes </text:span><text:span text:style-name="T4">n</text:span><text:span text:style-name="T5"> time. </text:span></text:p>
      <text:p text:style-name="P1">In the average case, the run time would be wn + n.</text:p>
      <text:p text:style-name="Standard"><text:span text:style-name="T5">in the worst case, the run time would be wn</text:span><text:span text:style-name="T3"> + 2n.</text:span></text:p>
      <text:p text:style-name="P2"/>
      <text:p text:style-name="P2">Doing a time analysis gives:</text:p>
      <text:p text:style-name="P2"/>
      <text:p text:style-name="P2">Dict1: real = 0m.0371s, user = 0m0.660s, sys 0.096s</text:p>
      <text:p text:style-name="P2">Dict2: real = 0m51.374s, user = 3m58.163s, sys 4.300s</text:p>
      <text:p text:style-name="P2"/>
      <text:p text:style-name="P2">Anagrams with more than 5 words in dict1:</text:p>
      <text:p text:style-name="P2"/>
      <text:p text:style-name="P2">luster lustre result rustle sulter ulster</text:p>
      <text:p text:style-name="P2">elva lave leva vale veal vela</text:p>
      <text:p text:style-name="P2">least setal slate stale steal stela teals</text:p>
      <text:p text:style-name="P2">leapt lepta palet petal plate pleat</text:p>
      <text:p text:style-name="P2">aril lair liar lira rail rial</text:p>
      <text:p text:style-name="P2">caret cater crate react recta trace</text:p>
      <text:p text:style-name="P2">reins resin rinse risen serin siren</text:p>
      <text:p text:style-name="P2">ardeb barde beard bread debar debra</text:p>
      <text:p text:style-name="P2"/>
      <text:p text:style-name="P2">Number of Anagram Classes/ Lines in anagrams1: 67606</text:p>
      <text:p text:style-name="P2">Number of Anagram Classes/ Lines in anagrams2: 3207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G</meta:initial-creator>
    <meta:creation-date>2015-10-28T16:02:40.40</meta:creation-date>
    <dc:date>2016-02-23T18:00:26.78</dc:date>
    <dc:creator>John G</dc:creator>
    <meta:editing-duration>PT24M35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21" meta:word-count="509" meta:character-count="2678"/>
  </office:meta>
</office:document-meta>
</file>